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d90" officeooo:paragraph-rsid="000d6d90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d6d90" officeooo:paragraph-rsid="000d6d90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fo:font-weight="normal" officeooo:rsid="000d6d90" officeooo:paragraph-rsid="000d6d90" style:font-weight-asian="normal" style:font-weight-complex="normal"/>
    </style:style>
    <style:style style:name="P4" style:family="paragraph" style:parent-style-name="Standard">
      <style:text-properties fo:font-style="italic" style:text-underline-style="none" fo:font-weight="normal" officeooo:rsid="000d6d90" officeooo:paragraph-rsid="000d6d90" style:font-style-asian="italic" style:font-weight-asian="normal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al = constants</text:p>
      <text:p text:style-name="P1">var = variable</text:p>
      <text:p text:style-name="P1"/>
      <text:p text:style-name="P1">StringOps is a souped up String. e.g. has .intersect()</text:p>
      <text:p text:style-name="P1"/>
      <text:p text:style-name="P1">There are only objects, no primitives. There is a RichXXX vesrion of the numbers.</text:p>
      <text:p text:style-name="P1"/>
      <text:p text:style-name="P1">1.to(10) </text:p>
      <text:p text:style-name="P1"/>
      <text:p text:style-name="P1">Here the Int 1 is converted to a RichInt and the <text:span text:style-name="T2">to</text:span> function is called.</text:p>
      <text:p text:style-name="P1"/>
      <text:p text:style-name="P2">toXX<text:span text:style-name="T1"> is now used instead of casts e.g. 4.toDouble is 4.0</text:span></text:p>
      <text:p text:style-name="P2"/>
      <text:p text:style-name="P2"><text:span text:style-name="T1">functions without parameters do not have any parneteheses!</text:span></text:p>
      <text:p text:style-name="P2"/>
      <text:p text:style-name="P3">Method Shorthand</text:p>
      <text:p text:style-name="P3"/>
      <text:p text:style-name="P4">a method b</text:p>
      <text:p text:style-name="P4"/>
      <text:p text:style-name="P4"><text:span text:style-name="T4">is shorthand for a.method(b)</text:span></text:p>
      <text:p text:style-name="P3"/>
      <text:p text:style-name="P3"><text:span text:style-name="T1">Operators are actually methods</text:span></text:p>
      <text:p text:style-name="P3"/>
      <text:p text:style-name="P3"><text:span text:style-name="T1">a + b is short hand of r a.+(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14:25.987804279</meta:creation-date>
    <dc:date>2014-09-02T13:19:48.546176845</dc:date>
    <meta:editing-duration>P0D</meta:editing-duration>
    <meta:editing-cycles>1</meta:editing-cycles>
    <meta:document-statistic meta:table-count="0" meta:image-count="0" meta:object-count="0" meta:page-count="1" meta:paragraph-count="13" meta:word-count="86" meta:character-count="473" meta:non-whitespace-character-count="399"/>
    <meta:generator>LibreOffice/4.2.4.2$Linux_X86_64 LibreOffice_project/420m0$Build-2</meta:generator>
  </office:meta>
</office:document-meta>
</file>